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0.9291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table table:name="raw_bw_colin" table:style-name="ta1">
        <table:table-column table:style-name="co4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9 (0.3)</text:p>
          </table:table-cell>
          <table:table-cell table:number-columns-repeated="2"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0.8 (0.0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815.8 (621.5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33.3 (0.7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.3 (5.3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lrd | COLIN" table:style-name="ta1">
        <table:table-column table:style-name="co9" table:default-cell-style-name="ce4"/>
        <table:table-column table:style-name="co10" table:default-cell-style-name="ce4"/>
        <table:table-column table:style-name="co11" table:number-columns-repeated="10" table:default-cell-style-name="ce4"/>
        <table:table-column table:style-name="co12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OT" calcext:value-type="string">
            <text:p>OT</text:p>
          </table:table-cell>
          <table:table-cell table:style-name="ce1" table:formula="of:=[raw_bw_colin.H1]" office:value-type="string" office:string-value="A" calcext:value-type="string">
            <text:p>A</text:p>
          </table:table-cell>
          <table:table-cell table:style-name="ce1" table:formula="of:=[raw_bw_colin.I1]" office:value-type="string" office:string-value="AT" calcext:value-type="string">
            <text:p>AT</text:p>
          </table:table-cell>
          <table:table-cell table:style-name="ce1" table:formula="of:=[raw_bw_colin.J1]" office:value-type="string" office:string-value="AO" calcext:value-type="string">
            <text:p>AO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7" calcext:value-type="string">
            <text:p>47</text:p>
          </table:table-cell>
          <table:table-cell table:style-name="ce5" table:formula="of:==SUBSTITUTE([raw_bw_colin.H2];&quot;nan&quot;;&quot;N/A&quot;)" office:value-type="string" office:string-value="41" calcext:value-type="string">
            <text:p>41</text:p>
          </table:table-cell>
          <table:table-cell table:style-name="ce5" table:formula="of:==SUBSTITUTE([raw_bw_colin.I2];&quot;nan&quot;;&quot;N/A&quot;)" office:value-type="string" office:string-value="43" calcext:value-type="string">
            <text:p>43</text:p>
          </table:table-cell>
          <table:table-cell table:style-name="ce5" table:formula="of:==SUBSTITUTE([raw_bw_colin.J2];&quot;nan&quot;;&quot;N/A&quot;)" office:value-type="string" office:string-value="46" calcext:value-type="string">
            <text:p>46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16" calcext:value-type="string">
            <text:p>16</text:p>
          </table:table-cell>
          <table:table-cell table:style-name="ce5" table:formula="of:==SUBSTITUTE([raw_bw_colin.H3];&quot;nan&quot;;&quot;N/A&quot;)" office:value-type="string" office:string-value="22" calcext:value-type="string">
            <text:p>22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9" calcext:value-type="string">
            <text:p>19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4" calcext:value-type="string">
            <text:p>14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7" calcext:value-type="string">
            <text:p>17</text:p>
          </table:table-cell>
          <table:table-cell table:style-name="ce5" table:formula="of:==SUBSTITUTE([raw_bw_colin.J4];&quot;nan&quot;;&quot;N/A&quot;)" office:value-type="string" office:string-value="13" calcext:value-type="string">
            <text:p>13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3" calcext:value-type="string">
            <text:p>23</text:p>
          </table:table-cell>
          <table:table-cell table:style-name="ce5" table:formula="of:==SUBSTITUTE([raw_bw_colin.H5];&quot;nan&quot;;&quot;N/A&quot;)" office:value-type="string" office:string-value="24" calcext:value-type="string">
            <text:p>24</text:p>
          </table:table-cell>
          <table:table-cell table:style-name="ce5" table:formula="of:==SUBSTITUTE([raw_bw_colin.I5];&quot;nan&quot;;&quot;N/A&quot;)" office:value-type="string" office:string-value="24" calcext:value-type="string">
            <text:p>24</text:p>
          </table:table-cell>
          <table:table-cell table:style-name="ce5" table:formula="of:==SUBSTITUTE([raw_bw_colin.J5];&quot;nan&quot;;&quot;N/A&quot;)" office:value-type="string" office:string-value="22" calcext:value-type="string">
            <text:p>22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5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5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5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5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5" table:formula="of:==SUBSTITUTE([raw_bw_colin.G6];&quot;nan&quot;;&quot;N/A&quot;)" office:value-type="string" office:string-value="51.3 (2.7)" calcext:value-type="string">
            <text:p>51.3 (2.7)</text:p>
          </table:table-cell>
          <table:table-cell table:style-name="ce5" table:formula="of:==SUBSTITUTE([raw_bw_colin.H6];&quot;nan&quot;;&quot;N/A&quot;)" office:value-type="string" office:string-value="54.3 (3.3)" calcext:value-type="string">
            <text:p>54.3 (3.3)</text:p>
          </table:table-cell>
          <table:table-cell table:style-name="ce5" table:formula="of:==SUBSTITUTE([raw_bw_colin.I6];&quot;nan&quot;;&quot;N/A&quot;)" office:value-type="string" office:string-value="55.9 (2.8)" calcext:value-type="string">
            <text:p>55.9 (2.8)</text:p>
          </table:table-cell>
          <table:table-cell table:style-name="ce5" table:formula="of:==SUBSTITUTE([raw_bw_colin.J6];&quot;nan&quot;;&quot;N/A&quot;)" office:value-type="string" office:string-value="50.9 (3.0)" calcext:value-type="string">
            <text:p>50.9 (3.0)</text:p>
          </table:table-cell>
          <table:table-cell table:style-name="ce5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5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5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5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5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5" table:formula="of:==SUBSTITUTE([raw_bw_colin.G10];&quot;nan&quot;;&quot;N/A&quot;)" office:value-type="string" office:string-value="66.1 (3.2)" calcext:value-type="string">
            <text:p>66.1 (3.2)</text:p>
          </table:table-cell>
          <table:table-cell table:style-name="ce5" table:formula="of:==SUBSTITUTE([raw_bw_colin.H10];&quot;nan&quot;;&quot;N/A&quot;)" office:value-type="string" office:string-value="72.0 (3.8)" calcext:value-type="string">
            <text:p>72.0 (3.8)</text:p>
          </table:table-cell>
          <table:table-cell table:style-name="ce5" table:formula="of:==SUBSTITUTE([raw_bw_colin.I10];&quot;nan&quot;;&quot;N/A&quot;)" office:value-type="string" office:string-value="73.0 (3.5)" calcext:value-type="string">
            <text:p>73.0 (3.5)</text:p>
          </table:table-cell>
          <table:table-cell table:style-name="ce5" table:formula="of:==SUBSTITUTE([raw_bw_colin.J10];&quot;nan&quot;;&quot;N/A&quot;)" office:value-type="string" office:string-value="66.7 (3.6)" calcext:value-type="string">
            <text:p>66.7 (3.6)</text:p>
          </table:table-cell>
          <table:table-cell table:style-name="ce5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5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5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5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5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5" table:formula="of:==SUBSTITUTE([raw_bw_colin.G14];&quot;nan&quot;;&quot;N/A&quot;)" office:value-type="string" office:string-value="343.1 (88.9)" calcext:value-type="string">
            <text:p>343.1 (88.9)</text:p>
          </table:table-cell>
          <table:table-cell table:style-name="ce5" table:formula="of:==SUBSTITUTE([raw_bw_colin.H14];&quot;nan&quot;;&quot;N/A&quot;)" office:value-type="string" office:string-value="673.1 (155.2)" calcext:value-type="string">
            <text:p>673.1 (155.2)</text:p>
          </table:table-cell>
          <table:table-cell table:style-name="ce5" table:formula="of:==SUBSTITUTE([raw_bw_colin.I14];&quot;nan&quot;;&quot;N/A&quot;)" office:value-type="string" office:string-value="647.5 (136.7)" calcext:value-type="string">
            <text:p>647.5 (136.7)</text:p>
          </table:table-cell>
          <table:table-cell table:style-name="ce5" table:formula="of:==SUBSTITUTE([raw_bw_colin.J14];&quot;nan&quot;;&quot;N/A&quot;)" office:value-type="string" office:string-value="412.4 (108.4)" calcext:value-type="string">
            <text:p>412.4 (108.4)</text:p>
          </table:table-cell>
          <table:table-cell table:style-name="ce5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5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5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5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5" table:formula="of:==SUBSTITUTE([raw_bw_colin.G15];&quot;nan&quot;;&quot;N/A&quot;)" office:value-type="string" office:string-value="288.8 (148.9)" calcext:value-type="string">
            <text:p>288.8 (148.9)</text:p>
          </table:table-cell>
          <table:table-cell table:style-name="ce5" table:formula="of:==SUBSTITUTE([raw_bw_colin.H15];&quot;nan&quot;;&quot;N/A&quot;)" office:value-type="string" office:string-value="342.9 (137.7)" calcext:value-type="string">
            <text:p>342.9 (137.7)</text:p>
          </table:table-cell>
          <table:table-cell table:style-name="ce5" table:formula="of:==SUBSTITUTE([raw_bw_colin.I15];&quot;nan&quot;;&quot;N/A&quot;)" office:value-type="string" office:string-value="182.1 (140.3)" calcext:value-type="string">
            <text:p>182.1 (140.3)</text:p>
          </table:table-cell>
          <table:table-cell table:style-name="ce5" table:formula="of:==SUBSTITUTE([raw_bw_colin.J15];&quot;nan&quot;;&quot;N/A&quot;)" office:value-type="string" office:string-value="601.0 (217.9)" calcext:value-type="string">
            <text:p>601.0 (217.9)</text:p>
          </table:table-cell>
          <table:table-cell table:style-name="ce5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5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5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5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5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5" table:formula="of:==SUBSTITUTE([raw_bw_colin.G17];&quot;nan&quot;;&quot;N/A&quot;)" office:value-type="string" office:string-value="2564.6 (143.1)" calcext:value-type="string">
            <text:p>2564.6 (143.1)</text:p>
          </table:table-cell>
          <table:table-cell table:style-name="ce5" table:formula="of:==SUBSTITUTE([raw_bw_colin.H17];&quot;nan&quot;;&quot;N/A&quot;)" office:value-type="string" office:string-value="2452.4 (155.8)" calcext:value-type="string">
            <text:p>2452.4 (155.8)</text:p>
          </table:table-cell>
          <table:table-cell table:style-name="ce5" table:formula="of:==SUBSTITUTE([raw_bw_colin.I17];&quot;nan&quot;;&quot;N/A&quot;)" office:value-type="string" office:string-value="2654.0 (124.8)" calcext:value-type="string">
            <text:p>2654.0 (124.8)</text:p>
          </table:table-cell>
          <table:table-cell table:style-name="ce5" table:formula="of:==SUBSTITUTE([raw_bw_colin.J17];&quot;nan&quot;;&quot;N/A&quot;)" office:value-type="string" office:string-value="2545.3 (151.9)" calcext:value-type="string">
            <text:p>2545.3 (151.9)</text:p>
          </table:table-cell>
          <table:table-cell table:style-name="ce5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5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5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5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5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5" table:formula="of:==SUBSTITUTE([raw_bw_colin.G18];&quot;nan&quot;;&quot;N/A&quot;)" office:value-type="string" office:string-value="11.5 (2.8)" calcext:value-type="string">
            <text:p>11.5 (2.8)</text:p>
          </table:table-cell>
          <table:table-cell table:style-name="ce5" table:formula="of:==SUBSTITUTE([raw_bw_colin.H18];&quot;nan&quot;;&quot;N/A&quot;)" office:value-type="string" office:string-value="17.7 (3.9)" calcext:value-type="string">
            <text:p>17.7 (3.9)</text:p>
          </table:table-cell>
          <table:table-cell table:style-name="ce5" table:formula="of:==SUBSTITUTE([raw_bw_colin.I18];&quot;nan&quot;;&quot;N/A&quot;)" office:value-type="string" office:string-value="18.5 (3.8)" calcext:value-type="string">
            <text:p>18.5 (3.8)</text:p>
          </table:table-cell>
          <table:table-cell table:style-name="ce5" table:formula="of:==SUBSTITUTE([raw_bw_colin.J18];&quot;nan&quot;;&quot;N/A&quot;)" office:value-type="string" office:string-value="13.5 (3.3)" calcext:value-type="string">
            <text:p>13.5 (3.3)</text:p>
          </table:table-cell>
          <table:table-cell table:style-name="ce5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5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5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5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5" table:formula="of:==SUBSTITUTE([raw_bw_colin.G19];&quot;nan&quot;;&quot;N/A&quot;)" office:value-type="string" office:string-value="6.6 (2.6)" calcext:value-type="string">
            <text:p>6.6 (2.6)</text:p>
          </table:table-cell>
          <table:table-cell table:style-name="ce5" table:formula="of:==SUBSTITUTE([raw_bw_colin.H19];&quot;nan&quot;;&quot;N/A&quot;)" office:value-type="string" office:string-value="8.9 (4.0)" calcext:value-type="string">
            <text:p>8.9 (4.0)</text:p>
          </table:table-cell>
          <table:table-cell table:style-name="ce5" table:formula="of:==SUBSTITUTE([raw_bw_colin.I19];&quot;nan&quot;;&quot;N/A&quot;)" office:value-type="string" office:string-value="3.6 (2.4)" calcext:value-type="string">
            <text:p>3.6 (2.4)</text:p>
          </table:table-cell>
          <table:table-cell table:style-name="ce5" table:formula="of:==SUBSTITUTE([raw_bw_colin.J19];&quot;nan&quot;;&quot;N/A&quot;)" office:value-type="string" office:string-value="15.0 (5.5)" calcext:value-type="string">
            <text:p>15.0 (5.5)</text:p>
          </table:table-cell>
          <table:table-cell table:style-name="ce5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5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5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5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5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5" table:formula="of:==SUBSTITUTE([raw_bw_colin.G20];&quot;nan&quot;;&quot;N/A&quot;)" office:value-type="string" office:string-value="86.8 (7.2)" calcext:value-type="string">
            <text:p>86.8 (7.2)</text:p>
          </table:table-cell>
          <table:table-cell table:style-name="ce5" table:formula="of:==SUBSTITUTE([raw_bw_colin.H20];&quot;nan&quot;;&quot;N/A&quot;)" office:value-type="string" office:string-value="74.9 (8.4)" calcext:value-type="string">
            <text:p>74.9 (8.4)</text:p>
          </table:table-cell>
          <table:table-cell table:style-name="ce5" table:formula="of:==SUBSTITUTE([raw_bw_colin.I20];&quot;nan&quot;;&quot;N/A&quot;)" office:value-type="string" office:string-value="70.3 (7.6)" calcext:value-type="string">
            <text:p>70.3 (7.6)</text:p>
          </table:table-cell>
          <table:table-cell table:style-name="ce5" table:formula="of:==SUBSTITUTE([raw_bw_colin.J20];&quot;nan&quot;;&quot;N/A&quot;)" office:value-type="string" office:string-value="86.3 (7.6)" calcext:value-type="string">
            <text:p>86.3 (7.6)</text:p>
          </table:table-cell>
          <table:table-cell table:style-name="ce5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ponse | COLIN" table:style-name="ta1">
        <table:table-column table:style-name="co9" table:default-cell-style-name="ce4"/>
        <table:table-column table:style-name="co10" table:default-cell-style-name="ce4"/>
        <table:table-column table:style-name="co11" table:number-columns-repeated="10" table:default-cell-style-name="ce4"/>
        <table:table-column table:style-name="co12" table:number-columns-repeated="1012" table:default-cell-style-name="ce4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PA" calcext:value-type="string">
            <text:p>PA</text:p>
          </table:table-cell>
          <table:table-cell table:style-name="ce1" table:formula="of:=[raw_fr_colin.C1]" office:value-type="string" office:string-value="CFP" calcext:value-type="string">
            <text:p>CFP</text:p>
          </table:table-cell>
          <table:table-cell table:style-name="ce1" table:formula="of:=[raw_fr_colin.D1]" office:value-type="string" office:string-value="CS" calcext:value-type="string">
            <text:p>CS</text:p>
          </table:table-cell>
          <table:table-cell table:style-name="ce1" table:formula="of:=[raw_fr_colin.E1]" office:value-type="string" office:string-value="CA" calcext:value-type="string">
            <text:p>CA</text:p>
          </table:table-cell>
          <table:table-cell table:style-name="ce1" table:formula="of:=[raw_fr_colin.F1]" office:value-type="string" office:string-value="O" calcext:value-type="string">
            <text:p>O</text:p>
          </table:table-cell>
          <table:table-cell table:style-name="ce1" table:formula="of:=[raw_fr_colin.G1]" office:value-type="string" office:string-value="OT" calcext:value-type="string">
            <text:p>OT</text:p>
          </table:table-cell>
          <table:table-cell table:style-name="ce1" table:formula="of:=[raw_fr_colin.H1]" office:value-type="string" office:string-value="A" calcext:value-type="string">
            <text:p>A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" calcext:value-type="string">
            <text:p>AO</text:p>
          </table:table-cell>
          <table:table-cell table:style-name="ce1" table:formula="of:=[raw_fr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0" calcext:value-type="string">
            <text:p>0</text:p>
          </table:table-cell>
          <table:table-cell table:style-name="ce5" table:formula="of:==SUBSTITUTE([raw_fr_colin.C2];&quot;nan&quot;;&quot;N/A&quot;)" office:value-type="string" office:string-value="62" calcext:value-type="string">
            <text:p>62</text:p>
          </table:table-cell>
          <table:table-cell table:style-name="ce5" table:formula="of:==SUBSTITUTE([raw_fr_colin.D2];&quot;nan&quot;;&quot;N/A&quot;)" office:value-type="string" office:string-value="66" calcext:value-type="string">
            <text:p>66</text:p>
          </table:table-cell>
          <table:table-cell table:style-name="ce5" table:formula="of:==SUBSTITUTE([raw_fr_colin.E2];&quot;nan&quot;;&quot;N/A&quot;)" office:value-type="string" office:string-value="41" calcext:value-type="string">
            <text:p>41</text:p>
          </table:table-cell>
          <table:table-cell table:style-name="ce5" table:formula="of:==SUBSTITUTE([raw_fr_colin.F2];&quot;nan&quot;;&quot;N/A&quot;)" office:value-type="string" office:string-value="61" calcext:value-type="string">
            <text:p>61</text:p>
          </table:table-cell>
          <table:table-cell table:style-name="ce5" table:formula="of:==SUBSTITUTE([raw_fr_colin.G2];&quot;nan&quot;;&quot;N/A&quot;)" office:value-type="string" office:string-value="65" calcext:value-type="string">
            <text:p>65</text:p>
          </table:table-cell>
          <table:table-cell table:style-name="ce5" table:formula="of:==SUBSTITUTE([raw_fr_colin.H2];&quot;nan&quot;;&quot;N/A&quot;)" office:value-type="string" office:string-value="33" calcext:value-type="string">
            <text:p>33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59" calcext:value-type="string">
            <text:p>59</text:p>
          </table:table-cell>
          <table:table-cell table:style-name="ce5" table:formula="of:==SUBSTITUTE([raw_fr_colin.K2];&quot;nan&quot;;&quot;N/A&quot;)" office:value-type="string" office:string-value="62" calcext:value-type="string">
            <text:p>62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0" calcext:value-type="string">
            <text:p>0</text:p>
          </table:table-cell>
          <table:table-cell table:style-name="ce5" table:formula="of:==SUBSTITUTE([raw_fr_colin.C3];&quot;nan&quot;;&quot;N/A&quot;)" office:value-type="string" office:string-value="32" calcext:value-type="string">
            <text:p>32</text:p>
          </table:table-cell>
          <table:table-cell table:style-name="ce5" table:formula="of:==SUBSTITUTE([raw_fr_colin.D3];&quot;nan&quot;;&quot;N/A&quot;)" office:value-type="string" office:string-value="16" calcext:value-type="string">
            <text:p>16</text:p>
          </table:table-cell>
          <table:table-cell table:style-name="ce5" table:formula="of:==SUBSTITUTE([raw_fr_colin.E3];&quot;nan&quot;;&quot;N/A&quot;)" office:value-type="string" office:string-value="18" calcext:value-type="string">
            <text:p>18</text:p>
          </table:table-cell>
          <table:table-cell table:style-name="ce5" table:formula="of:==SUBSTITUTE([raw_fr_colin.F3];&quot;nan&quot;;&quot;N/A&quot;)" office:value-type="string" office:string-value="25" calcext:value-type="string">
            <text:p>25</text:p>
          </table:table-cell>
          <table:table-cell table:style-name="ce5" table:formula="of:==SUBSTITUTE([raw_fr_colin.G3];&quot;nan&quot;;&quot;N/A&quot;)" office:value-type="string" office:string-value="22" calcext:value-type="string">
            <text:p>22</text:p>
          </table:table-cell>
          <table:table-cell table:style-name="ce5" table:formula="of:==SUBSTITUTE([raw_fr_colin.H3];&quot;nan&quot;;&quot;N/A&quot;)" office:value-type="string" office:string-value="20" calcext:value-type="string">
            <text:p>20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0" calcext:value-type="string">
            <text:p>20</text:p>
          </table:table-cell>
          <table:table-cell table:style-name="ce5" table:formula="of:==SUBSTITUTE([raw_fr_colin.K3];&quot;nan&quot;;&quot;N/A&quot;)" office:value-type="string" office:string-value="23" calcext:value-type="string">
            <text:p>2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100" calcext:value-type="string">
            <text:p>100</text:p>
          </table:table-cell>
          <table:table-cell table:style-name="ce5" table:formula="of:==SUBSTITUTE([raw_fr_colin.C4];&quot;nan&quot;;&quot;N/A&quot;)" office:value-type="string" office:string-value="5" calcext:value-type="string">
            <text:p>5</text:p>
          </table:table-cell>
          <table:table-cell table:style-name="ce5" table:formula="of:==SUBSTITUTE([raw_fr_colin.D4];&quot;nan&quot;;&quot;N/A&quot;)" office:value-type="string" office:string-value="16" calcext:value-type="string">
            <text:p>16</text:p>
          </table:table-cell>
          <table:table-cell table:style-name="ce5" table:formula="of:==SUBSTITUTE([raw_fr_colin.E4];&quot;nan&quot;;&quot;N/A&quot;)" office:value-type="string" office:string-value="40" calcext:value-type="string">
            <text:p>40</text:p>
          </table:table-cell>
          <table:table-cell table:style-name="ce5" table:formula="of:==SUBSTITUTE([raw_fr_colin.F4];&quot;nan&quot;;&quot;N/A&quot;)" office:value-type="string" office:string-value="10" calcext:value-type="string">
            <text:p>10</text:p>
          </table:table-cell>
          <table:table-cell table:style-name="ce5" table:formula="of:==SUBSTITUTE([raw_fr_colin.G4];&quot;nan&quot;;&quot;N/A&quot;)" office:value-type="string" office:string-value="12" calcext:value-type="string">
            <text:p>12</text:p>
          </table:table-cell>
          <table:table-cell table:style-name="ce5" table:formula="of:==SUBSTITUTE([raw_fr_colin.H4];&quot;nan&quot;;&quot;N/A&quot;)" office:value-type="string" office:string-value="42" calcext:value-type="string">
            <text:p>4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21" calcext:value-type="string">
            <text:p>21</text:p>
          </table:table-cell>
          <table:table-cell table:style-name="ce5" table:formula="of:==SUBSTITUTE([raw_fr_colin.K4];&quot;nan&quot;;&quot;N/A&quot;)" office:value-type="string" office:string-value="13" calcext:value-type="string">
            <text:p>13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0" calcext:value-type="string">
            <text:p>0</text:p>
          </table:table-cell>
          <table:table-cell table:style-name="ce5" table:formula="of:==SUBSTITUTE([raw_fr_colin.C5];&quot;nan&quot;;&quot;N/A&quot;)" office:value-type="string" office:string-value="1" calcext:value-type="string">
            <text:p>1</text:p>
          </table:table-cell>
          <table:table-cell table:style-name="ce5" table:formula="of:==SUBSTITUTE([raw_fr_colin.D5];&quot;nan&quot;;&quot;N/A&quot;)" office:value-type="string" office:string-value="2" calcext:value-type="string">
            <text:p>2</text:p>
          </table:table-cell>
          <table:table-cell table:style-name="ce5" table:formula="of:==SUBSTITUTE([raw_fr_colin.E5];&quot;nan&quot;;&quot;N/A&quot;)" office:value-type="string" office:string-value="1" calcext:value-type="string">
            <text:p>1</text:p>
          </table:table-cell>
          <table:table-cell table:style-name="ce5" table:formula="of:==SUBSTITUTE([raw_fr_colin.F5];&quot;nan&quot;;&quot;N/A&quot;)" office:value-type="string" office:string-value="4" calcext:value-type="string">
            <text:p>4</text:p>
          </table:table-cell>
          <table:table-cell table:style-name="ce5" table:formula="of:==SUBSTITUTE([raw_fr_colin.G5];&quot;nan&quot;;&quot;N/A&quot;)" office:value-type="string" office:string-value="1" calcext:value-type="string">
            <text:p>1</text:p>
          </table:table-cell>
          <table:table-cell table:style-name="ce5" table:formula="of:==SUBSTITUTE([raw_fr_colin.H5];&quot;nan&quot;;&quot;N/A&quot;)" office:value-type="string" office:string-value="5" calcext:value-type="string">
            <text:p>5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0" calcext:value-type="string">
            <text:p>0</text:p>
          </table:table-cell>
          <table:table-cell table:style-name="ce5" table:formula="of:==SUBSTITUTE([raw_fr_colin.K5];&quot;nan&quot;;&quot;N/A&quot;)" office:value-type="string" office:string-value="2" calcext:value-type="string">
            <text:p>2</text:p>
          </table:table-cell>
          <table:table-cell table:number-columns-repeated="1012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D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E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F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G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H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I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J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K6];&quot;nan&quot;;&quot;N/A&quot;)" office:value-type="string" office:string-value="63.8 (3.3)" calcext:value-type="string">
            <text:p>63.8 (3.3)</text:p>
          </table:table-cell>
          <table:table-cell table:number-columns-repeated="1012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D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E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F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G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H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I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J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K10];&quot;nan&quot;;&quot;N/A&quot;)" office:value-type="string" office:string-value="157.5 (5.9)" calcext:value-type="string">
            <text:p>157.5 (5.9)</text:p>
          </table:table-cell>
          <table:table-cell table:number-columns-repeated="1012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D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E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F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G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H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I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J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K14];&quot;nan&quot;;&quot;N/A&quot;)" office:value-type="string" office:string-value="216.6 (46.4)" calcext:value-type="string">
            <text:p>216.6 (46.4)</text:p>
          </table:table-cell>
          <table:table-cell table:number-columns-repeated="1012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D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E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F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G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H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I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J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K15];&quot;nan&quot;;&quot;N/A&quot;)" office:value-type="string" office:string-value="260.5 (134.1)" calcext:value-type="string">
            <text:p>260.5 (134.1)</text:p>
          </table:table-cell>
          <table:table-cell table:number-columns-repeated="1012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D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E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F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I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J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K17];&quot;nan&quot;;&quot;N/A&quot;)" office:value-type="string" office:string-value="1589.0 (474.0)" calcext:value-type="string">
            <text:p>1589.0 (474.0)</text:p>
          </table:table-cell>
          <table:table-cell table:number-columns-repeated="1012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D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E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F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G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H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I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J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K18];&quot;nan&quot;;&quot;N/A&quot;)" office:value-type="string" office:string-value="2.2 (0.5)" calcext:value-type="string">
            <text:p>2.2 (0.5)</text:p>
          </table:table-cell>
          <table:table-cell table:number-columns-repeated="1012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D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E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F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G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H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I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J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K19];&quot;nan&quot;;&quot;N/A&quot;)" office:value-type="string" office:string-value="2.8 (1.4)" calcext:value-type="string">
            <text:p>2.8 (1.4)</text:p>
          </table:table-cell>
          <table:table-cell table:number-columns-repeated="1012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33.3 (0.7)" calcext:value-type="string">
            <text:p>33.3 (0.7)</text:p>
          </table:table-cell>
          <table:table-cell table:style-name="ce5" table:formula="of:==SUBSTITUTE([raw_fr_colin.C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D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E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F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G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H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I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J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K20];&quot;nan&quot;;&quot;N/A&quot;)" office:value-type="string" office:string-value="33.4 (2.2)" calcext:value-type="string">
            <text:p>33.4 (2.2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8:31:22.251593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8:33:29.496351273</dc:date>
    <meta:editing-duration>PT16M31S</meta:editing-duration>
    <meta:editing-cycles>27</meta:editing-cycles>
    <meta:document-statistic meta:table-count="4" meta:cell-count="768" meta:object-count="0"/>
  </office:meta>
</office:document-meta>
</file>